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cripts/python/JobChainGen_OO-version.py" manifest:media-type=""/>
  <manifest:file-entry manifest:full-path="Scripts/python/" manifest:media-type="application/binary"/>
  <manifest:file-entry manifest:full-path="Scripts/" manifest:media-type="application/binary"/>
  <manifest:file-entry manifest:full-path="Basic/Standard/pickpath.xml" manifest:media-type="text/xml"/>
  <manifest:file-entry manifest:full-path="Basic/Standard/pickfile.xml" manifest:media-type="text/xml"/>
  <manifest:file-entry manifest:full-path="Basic/Standard/changewd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pickpath.Start?language=Basic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04mm"/>
    </style:style>
    <style:style style:name="co6" style:family="table-column">
      <style:table-column-properties fo:break-before="auto" style:column-width="25.86mm"/>
    </style:style>
    <style:style style:name="co7" style:family="table-column">
      <style:table-column-properties fo:break-before="auto" style:column-width="70.34mm"/>
    </style:style>
    <style:style style:name="co8" style:family="table-column">
      <style:table-column-properties fo:break-before="auto" style:column-width="229.92mm"/>
    </style:style>
    <style:style style:name="co9" style:family="table-column">
      <style:table-column-properties fo:break-before="auto" style:column-width="31.13mm"/>
    </style:style>
    <style:style style:name="co10" style:family="table-column">
      <style:table-column-properties fo:break-before="auto" style:column-width="193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1.5mm" fo:break-before="auto" style:use-optimal-row-height="true"/>
    </style:style>
    <style:style style:name="ro3" style:family="table-row">
      <style:table-row-properties style:row-height="16.4mm" fo:break-before="auto" style:use-optimal-row-height="true"/>
    </style:style>
    <style:style style:name="ro4" style:family="table-row">
      <style:table-row-properties style:row-height="6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6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0.06pt solid #000000" fo:border-right="0.06pt solid #000000" fo:border-top="none"/>
    </style:style>
    <style:style style:name="ce3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4" style:family="table-cell" style:parent-style-name="Default" style:data-style-name="N1"/>
    <style:style style:name="ce35" style:family="table-cell" style:parent-style-name="Default" style:data-style-name="N132"/>
    <style:style style:name="ce36" style:family="table-cell" style:parent-style-name="Default" style:data-style-name="N2"/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14pt" style:font-size-asian="14pt" style:font-size-complex="14pt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99pt solid #000000" style:vertical-align="top"/>
      <style:paragraph-properties fo:text-align="start" fo:margin-left="0mm"/>
      <style:text-properties fo:font-size="8pt" style:font-size-asian="8pt" style:font-size-complex="8pt"/>
    </style:style>
    <style:style style:name="ce25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4" style:family="table-cell" style:parent-style-name="Default" style:data-style-name="N1">
      <style:table-cell-properties style:diagonal-bl-tr="none" style:diagonal-tl-br="none" fo:border="none" style:rotation-align="none"/>
    </style:style>
    <style:style style:name="ce37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0.06pt solid #000000" fo:border-right="0.06pt solid #000000" fo:border-top="none"/>
    </style:style>
    <style:style style:name="ce3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0" style:family="table-cell" style:parent-style-name="Default" style:data-style-name="N1"/>
    <style:style style:name="ce41" style:family="table-cell" style:parent-style-name="Default" style:data-style-name="N132"/>
    <style:style style:name="ce43" style:family="table-cell" style:parent-style-name="Default" style:data-style-name="N2"/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14pt" style:font-size-asian="14pt" style:font-size-complex="14pt"/>
    </style:style>
    <style:style style:name="gr1" style:family="graphic">
      <style:graphic-properties draw:fill="solid" draw:fill-color="#729fcf" draw:textarea-horizontal-align="justify" draw:textarea-vertical-align="middle" draw:auto-grow-height="false" fo:min-height="3.98mm" fo:min-width="30.79mm"/>
    </style:style>
    <style:style style:name="gr2" style:family="graphic">
      <style:graphic-properties draw:textarea-horizontal-align="justify" draw:textarea-vertical-align="middle" draw:auto-grow-height="false" fo:min-height="30.02mm" fo:min-width="71.05mm"/>
    </style:style>
    <style:style style:name="gr3" style:family="graphic">
      <style:graphic-properties draw:textarea-horizontal-align="justify" draw:textarea-vertical-align="middle" draw:auto-grow-height="false" fo:min-height="10.62mm" fo:min-width="71.05m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  <style:text-properties fo:font-weight="bold" style:font-weight-asian="bold" style:font-weight-complex="bold"/>
    </style:style>
    <style:style style:name="T5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4pt" fo:letter-spacing="0.04mm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Lucida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fo:letter-spacing="0.04mm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Interfac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custom-shape draw:z-index="0" draw:style-name="gr1" draw:text-style-name="P2" svg:width="30.79mm" svg:height="3.98mm" svg:x="50.55mm" svg:y="15.67mm">
            <office:event-listeners>
              <script:event-listener script:language="ooo:script" script:event-name="dom:click" xlink:href="vnd.sun.star.script:Standard.pickfile.PickFile?language=Basic&amp;location=document" xlink:type="simple"/>
            </office:event-listeners>
            <text:p text:style-name="P1"><text:span text:style-name="T3">Pick Def-File</text:span></text:p>
            <draw:enhanced-geometry svg:viewBox="0 0 21600 21600" draw:type="rectangle" draw:enhanced-path="M 0 0 L 21600 0 21600 21600 0 21600 0 0 Z N"/>
          </draw:custom-shape>
          <draw:custom-shape draw:z-index="1" draw:style-name="gr1" draw:text-style-name="P2" svg:width="30.79mm" svg:height="3.98mm" svg:x="172.43mm" svg:y="15.67mm">
            <office:event-listeners>
              <script:event-listener script:language="ooo:script" script:event-name="dom:click" xlink:href="vnd.sun.star.script:Standard.changewd.Main?language=Basic&amp;location=document" xlink:type="simple"/>
            </office:event-listeners>
            <text:p text:style-name="P1"><text:span text:style-name="T3">Change WD</text:span></text:p>
            <draw:enhanced-geometry svg:viewBox="0 0 21600 21600" draw:type="rectangle" draw:enhanced-path="M 0 0 L 21600 0 21600 21600 0 21600 0 0 Z N"/>
          </draw:custom-shape>
          <draw:custom-shape draw:z-index="2" draw:style-name="gr2" draw:text-style-name="P1" svg:width="71.05mm" svg:height="30.02mm" svg:x="226.05mm" svg:y="181.7mm">
            <office:event-listeners>
              <script:event-listener script:language="ooo:script" script:event-name="dom:click" xlink:href="vnd.sun.star.script:JobChainGen_OO-version.py$make_Jobchain?language=Python&amp;location=document" xlink:type="simple"/>
            </office:event-listeners>
            <text:p text:style-name="P1">Start JobChainGen</text:p>
            <draw:enhanced-geometry svg:viewBox="0 0 21600 21600" draw:type="rectangle" draw:enhanced-path="M 0 0 L 21600 0 21600 21600 0 21600 0 0 Z N"/>
          </draw:custom-shape>
          <draw:custom-shape draw:z-index="3" draw:style-name="gr3" draw:text-style-name="P1" svg:width="71.05mm" svg:height="10.62mm" svg:x="226.02mm" svg:y="169.43mm">
            <office:event-listeners>
              <script:event-listener script:language="ooo:script" script:event-name="dom:click" xlink:href="vnd.sun.star.script:JobChainGen_OO-version.py$check_settings?language=Python&amp;location=document" xlink:type="simple"/>
            </office:event-listeners>
            <text:p text:style-name="P1">Check settings</text:p>
            <draw:enhanced-geometry svg:viewBox="0 0 21600 21600" draw:type="rectangle" draw:enhanced-path="M 0 0 L 21600 0 21600 21600 0 21600 0 0 Z N"/>
          </draw:custom-shape>
        </table:shapes>
        <table:table-column table:style-name="co9" table:default-cell-style-name="Default"/>
        <table:table-column table:style-name="co10" table:default-cell-style-name="ce25"/>
        <table:table-column table:style-name="co3" table:number-columns-repeated="4" table:default-cell-style-name="Default"/>
        <table:table-row table:style-name="ro1">
          <table:table-cell table:style-name="ce17"/>
          <table:table-cell table:number-columns-repeated="5"/>
        </table:table-row>
        <table:table-row table:style-name="ro1">
          <table:table-cell table:style-name="ce17" office:value-type="string" calcext:value-type="string">
            <text:p>Case-F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s saved in</text:p>
          </table:table-cell>
          <table:table-cell table:number-columns-repeated="5"/>
        </table:table-row>
        <table:table-row table:style-name="ro1">
          <table:table-cell/>
          <table:table-cell table:style-name="ce12" table:number-columns-spanned="1" table:number-rows-spanned="2"/>
          <table:table-cell table:number-columns-repeated="4"/>
        </table:table-row>
        <table:table-row table:style-name="ro1">
          <table:table-cell/>
          <table:covered-table-cell table:style-name="ce20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Name of the JobChain</text:p>
          </table:table-cell>
          <table:table-cell table:style-name="ce21" office:value-type="string" calcext:value-type="string" table:number-columns-spanned="1" table:number-rows-spanned="3">
            <text:p>Vollmodell_R01S01_SST_SutherlandDynVisc_FrozenRotor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1" table:number-rows-spanned="3">
            <text:p>ram [gb]</text:p>
          </table:table-cell>
          <table:table-cell table:style-name="ce22" office:value-type="float" office:value="32" calcext:value-type="float" table:number-columns-spanned="1" table:number-rows-spanned="3">
            <text:p>32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2"/>
          <table:table-cell table:style-name="ce14" table:number-columns-repeated="2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1" table:number-rows-spanned="3">
            <text:p>walltime [h]</text:p>
          </table:table-cell>
          <table:table-cell table:style-name="ce22" office:value-type="float" office:value="40" calcext:value-type="float" table:number-columns-spanned="1" table:number-rows-spanned="3">
            <text:p>40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1" table:number-rows-spanned="3">
            <text:p>nodes</text:p>
          </table:table-cell>
          <table:table-cell table:style-name="ce22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1" table:number-rows-spanned="3">
            <text:p>ppn</text:p>
          </table:table-cell>
          <table:table-cell table:style-name="ce22" office:value-type="float" office:value="16" calcext:value-type="float" table:number-columns-spanned="1" table:number-rows-spanned="3">
            <text:p>16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1" table:number-rows-spanned="3">
            <text:p>partitions</text:p>
          </table:table-cell>
          <table:table-cell table:style-name="ce22" office:value-type="string" calcext:value-type="string" table:number-columns-spanned="1" table:number-rows-spanned="3">
            <text:p>haku:lena</text:p>
          </table:table-cell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ANSYS-Module for solving</text:p>
          </table:table-cell>
          <table:table-cell table:style-name="ce22" office:value-type="string" calcext:value-type="string" table:number-columns-spanned="1" table:number-rows-spanned="3">
            <text:p>ANSYS/19.2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1" table:number-rows-spanned="3">
            <text:p>mail</text:p>
          </table:table-cell>
          <table:table-cell table:style-name="ce21" office:value-type="string" calcext:value-type="string" table:number-columns-spanned="1" table:number-rows-spanned="3">
            <text:p>choose@yourmail.com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 table:number-columns-spanned="2" table:number-rows-spanned="1">
            <text:p>Output: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13" table:number-columns-spanned="2" table:number-rows-spanned="15"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</table:table>
      <table:table table:name="BoundaryConditions" table:style-name="ta1">
        <office:forms form:automatic-focus="false" form:apply-design-mode="false"/>
        <table:table-column table:style-name="co4" table:default-cell-style-name="ce38"/>
        <table:table-column table:style-name="co3" table:default-cell-style-name="ce38"/>
        <table:table-column table:style-name="co5" table:default-cell-style-name="ce38"/>
        <table:table-column table:style-name="co6" table:default-cell-style-name="Default"/>
        <table:table-column table:style-name="co3" table:number-columns-repeated="4" table:default-cell-style-name="Default"/>
        <table:table-row table:style-name="ro1">
          <table:table-cell table:style-name="ce37" office:value-type="string" calcext:value-type="string">
            <text:p>Dependend</text:p>
          </table:table-cell>
          <table:table-cell table:style-name="ce37" office:value-type="string" calcext:value-type="string">
            <text:p>Iterations</text:p>
          </table:table-cell>
          <table:table-cell table:style-name="ce37" office:value-type="string" calcext:value-type="string">
            <text:p>Name</text:p>
          </table:table-cell>
          <table:table-cell table:style-name="ce17" office:value-type="string" calcext:value-type="string">
            <text:p>rpm</text:p>
          </table:table-cell>
          <table:table-cell table:style-name="ce17" office:value-type="string" calcext:value-type="string">
            <text:p>totalPressureIn</text:p>
          </table:table-cell>
          <table:table-cell table:style-name="ce17" office:value-type="string" calcext:value-type="string">
            <text:p>massflowOut</text:p>
          </table:table-cell>
          <table:table-cell table:style-name="ce17" office:value-type="string" calcext:value-type="string">
            <text:p>totalTemperatureIn</text:p>
          </table:table-cell>
          <table:table-cell table:style-name="ce17" office:value-type="string" calcext:value-type="string">
            <text:p>timescalefacto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Pa]</text:p>
          </table:table-cell>
          <table:table-cell office:value-type="string" calcext:value-type="string">
            <text:p>[kg/s]</text:p>
          </table:table-cell>
          <table:table-cell office:value-type="string" calcext:value-type="string">
            <text:p>[K]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SL30OP80</text:p>
          </table:table-cell>
          <table:table-cell table:style-name="ce40" office:value-type="float" office:value="30021.1705882353" calcext:value-type="float">
            <text:p>30021</text:p>
          </table:table-cell>
          <table:table-cell table:style-name="ce40" office:value-type="float" office:value="94106.6666666666" calcext:value-type="float">
            <text:p>94107</text:p>
          </table:table-cell>
          <table:table-cell table:style-name="ce41" office:value-type="float" office:value="0.483547058823529" calcext:value-type="float">
            <text:p>0.483547</text:p>
          </table:table-cell>
          <table:table-cell table:style-name="ce43" office:value-type="float" office:value="287.926470588235" calcext:value-type="float">
            <text:p>287.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SL30OP81</text:p>
          </table:table-cell>
          <table:table-cell table:style-name="ce40" office:value-type="float" office:value="30000.7605882352" calcext:value-type="float">
            <text:p>30001</text:p>
          </table:table-cell>
          <table:table-cell table:style-name="ce40" office:value-type="float" office:value="93296.6666666666" calcext:value-type="float">
            <text:p>93297</text:p>
          </table:table-cell>
          <table:table-cell table:style-name="ce41" office:value-type="float" office:value="0.52863725490196" calcext:value-type="float">
            <text:p>0.528637</text:p>
          </table:table-cell>
          <table:table-cell table:style-name="ce43" office:value-type="float" office:value="292.75" calcext:value-type="float">
            <text:p>292.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SL30OP82</text:p>
          </table:table-cell>
          <table:table-cell table:style-name="ce40" office:value-type="float" office:value="30022.3249999999" calcext:value-type="float">
            <text:p>30022</text:p>
          </table:table-cell>
          <table:table-cell table:style-name="ce40" office:value-type="float" office:value="94445.6862745098" calcext:value-type="float">
            <text:p>94446</text:p>
          </table:table-cell>
          <table:table-cell table:style-name="ce41" office:value-type="float" office:value="0.465331372549019" calcext:value-type="float">
            <text:p>0.465331</text:p>
          </table:table-cell>
          <table:table-cell table:style-name="ce43" office:value-type="float" office:value="288.193137254902" calcext:value-type="float">
            <text:p>288.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SL30OP83</text:p>
          </table:table-cell>
          <table:table-cell table:style-name="ce40" office:value-type="float" office:value="30000.345" calcext:value-type="float">
            <text:p>30000</text:p>
          </table:table-cell>
          <table:table-cell table:style-name="ce40" office:value-type="float" office:value="93346.4705882352" calcext:value-type="float">
            <text:p>93346</text:p>
          </table:table-cell>
          <table:table-cell table:style-name="ce41" office:value-type="float" office:value="0.525519607843137" calcext:value-type="float">
            <text:p>0.525520</text:p>
          </table:table-cell>
          <table:table-cell table:style-name="ce43" office:value-type="float" office:value="292.948039215686" calcext:value-type="float">
            <text:p>292.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SL30OP84</text:p>
          </table:table-cell>
          <table:table-cell table:style-name="ce40" office:value-type="float" office:value="30022.3711764704" calcext:value-type="float">
            <text:p>30022</text:p>
          </table:table-cell>
          <table:table-cell table:style-name="ce40" office:value-type="float" office:value="94779.2156862745" calcext:value-type="float">
            <text:p>94779</text:p>
          </table:table-cell>
          <table:table-cell table:style-name="ce41" office:value-type="float" office:value="0.445874509803921" calcext:value-type="float">
            <text:p>0.445875</text:p>
          </table:table-cell>
          <table:table-cell table:style-name="ce43" office:value-type="float" office:value="288.15" calcext:value-type="float">
            <text:p>288.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SL30OP85</text:p>
          </table:table-cell>
          <table:table-cell table:style-name="ce40" office:value-type="float" office:value="30000.9914705882" calcext:value-type="float">
            <text:p>30001</text:p>
          </table:table-cell>
          <table:table-cell table:style-name="ce40" office:value-type="float" office:value="93717.2549019607" calcext:value-type="float">
            <text:p>93717</text:p>
          </table:table-cell>
          <table:table-cell table:style-name="ce41" office:value-type="float" office:value="0.506254901960784" calcext:value-type="float">
            <text:p>0.506255</text:p>
          </table:table-cell>
          <table:table-cell table:style-name="ce43" office:value-type="float" office:value="292.95" calcext:value-type="float">
            <text:p>292.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30OP86</text:p>
          </table:table-cell>
          <table:table-cell table:style-name="ce40" office:value-type="float" office:value="30022.1402941174" calcext:value-type="float">
            <text:p>30022</text:p>
          </table:table-cell>
          <table:table-cell table:style-name="ce40" office:value-type="float" office:value="95165.8823529411" calcext:value-type="float">
            <text:p>95166</text:p>
          </table:table-cell>
          <table:table-cell table:style-name="ce41" office:value-type="float" office:value="0.423096078431372" calcext:value-type="float">
            <text:p>0.423096</text:p>
          </table:table-cell>
          <table:table-cell table:style-name="ce43" office:value-type="float" office:value="288.25" calcext:value-type="float">
            <text:p>288.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30OP87</text:p>
          </table:table-cell>
          <table:table-cell table:style-name="ce40" office:value-type="float" office:value="30000.9452941175" calcext:value-type="float">
            <text:p>30001</text:p>
          </table:table-cell>
          <table:table-cell table:style-name="ce40" office:value-type="float" office:value="94202.5490196078" calcext:value-type="float">
            <text:p>94203</text:p>
          </table:table-cell>
          <table:table-cell table:style-name="ce41" office:value-type="float" office:value="0.483172549019607" calcext:value-type="float">
            <text:p>0.483173</text:p>
          </table:table-cell>
          <table:table-cell table:style-name="ce43" office:value-type="float" office:value="293.05" calcext:value-type="float">
            <text:p>293.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30OP88</text:p>
          </table:table-cell>
          <table:table-cell table:style-name="ce40" office:value-type="float" office:value="30022.8791176469" calcext:value-type="float">
            <text:p>30023</text:p>
          </table:table-cell>
          <table:table-cell table:style-name="ce40" office:value-type="float" office:value="95471.1764705882" calcext:value-type="float">
            <text:p>95471</text:p>
          </table:table-cell>
          <table:table-cell table:style-name="ce41" office:value-type="float" office:value="0.400598039215686" calcext:value-type="float">
            <text:p>0.400598</text:p>
          </table:table-cell>
          <table:table-cell table:style-name="ce43" office:value-type="float" office:value="288.248039215686" calcext:value-type="float">
            <text:p>288.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35OP80</text:p>
          </table:table-cell>
          <table:table-cell table:style-name="ce40" office:value-type="float" office:value="35017.0491176469" calcext:value-type="float">
            <text:p>35017</text:p>
          </table:table-cell>
          <table:table-cell table:style-name="ce40" office:value-type="float" office:value="92753.725490196" calcext:value-type="float">
            <text:p>92754</text:p>
          </table:table-cell>
          <table:table-cell table:style-name="ce41" office:value-type="float" office:value="0.547196078431372" calcext:value-type="float">
            <text:p>0.547196</text:p>
          </table:table-cell>
          <table:table-cell table:style-name="ce43" office:value-type="float" office:value="288.45" calcext:value-type="float">
            <text:p>288.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35OP81</text:p>
          </table:table-cell>
          <table:table-cell table:style-name="ce40" office:value-type="float" office:value="35015.8023529411" calcext:value-type="float">
            <text:p>35016</text:p>
          </table:table-cell>
          <table:table-cell table:style-name="ce40" office:value-type="float" office:value="91444.7058823529" calcext:value-type="float">
            <text:p>91445</text:p>
          </table:table-cell>
          <table:table-cell table:style-name="ce41" office:value-type="float" office:value="0.606870588235294" calcext:value-type="float">
            <text:p>0.606871</text:p>
          </table:table-cell>
          <table:table-cell table:style-name="ce43" office:value-type="float" office:value="292.75" calcext:value-type="float">
            <text:p>292.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35OP82</text:p>
          </table:table-cell>
          <table:table-cell table:style-name="ce40" office:value-type="float" office:value="35015.5252941176" calcext:value-type="float">
            <text:p>35016</text:p>
          </table:table-cell>
          <table:table-cell table:style-name="ce40" office:value-type="float" office:value="93191.7647058823" calcext:value-type="float">
            <text:p>93192</text:p>
          </table:table-cell>
          <table:table-cell table:style-name="ce41" office:value-type="float" office:value="0.529296078431372" calcext:value-type="float">
            <text:p>0.529296</text:p>
          </table:table-cell>
          <table:table-cell table:style-name="ce43" office:value-type="float" office:value="288.371568627451" calcext:value-type="float">
            <text:p>288.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35OP83</text:p>
          </table:table-cell>
          <table:table-cell table:style-name="ce40" office:value-type="float" office:value="35015.6176470586" calcext:value-type="float">
            <text:p>35016</text:p>
          </table:table-cell>
          <table:table-cell table:style-name="ce40" office:value-type="float" office:value="91988.8235294117" calcext:value-type="float">
            <text:p>91989</text:p>
          </table:table-cell>
          <table:table-cell table:style-name="ce41" office:value-type="float" office:value="0.584311764705882" calcext:value-type="float">
            <text:p>0.584312</text:p>
          </table:table-cell>
          <table:table-cell table:style-name="ce43" office:value-type="float" office:value="293.326470588235" calcext:value-type="float">
            <text:p>293.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35OP84</text:p>
          </table:table-cell>
          <table:table-cell table:style-name="ce40" office:value-type="float" office:value="35016.356470588" calcext:value-type="float">
            <text:p>35016</text:p>
          </table:table-cell>
          <table:table-cell table:style-name="ce40" office:value-type="float" office:value="93569.4117647058" calcext:value-type="float">
            <text:p>93569</text:p>
          </table:table-cell>
          <table:table-cell table:style-name="ce41" office:value-type="float" office:value="0.51096862745098" calcext:value-type="float">
            <text:p>0.510969</text:p>
          </table:table-cell>
          <table:table-cell table:style-name="ce43" office:value-type="float" office:value="288.55" calcext:value-type="float">
            <text:p>288.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35OP85</text:p>
          </table:table-cell>
          <table:table-cell table:style-name="ce40" office:value-type="float" office:value="35017.8802941176" calcext:value-type="float">
            <text:p>35018</text:p>
          </table:table-cell>
          <table:table-cell table:style-name="ce40" office:value-type="float" office:value="92482.7450980391" calcext:value-type="float">
            <text:p>92483</text:p>
          </table:table-cell>
          <table:table-cell table:style-name="ce41" office:value-type="float" office:value="0.56683725490196" calcext:value-type="float">
            <text:p>0.566837</text:p>
          </table:table-cell>
          <table:table-cell table:style-name="ce43" office:value-type="float" office:value="293.236274509804" calcext:value-type="float">
            <text:p>293.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35OP86</text:p>
          </table:table-cell>
          <table:table-cell table:style-name="ce40" office:value-type="float" office:value="35016.9105882352" calcext:value-type="float">
            <text:p>35017</text:p>
          </table:table-cell>
          <table:table-cell table:style-name="ce40" office:value-type="float" office:value="94020.7843137255" calcext:value-type="float">
            <text:p>94021</text:p>
          </table:table-cell>
          <table:table-cell table:style-name="ce41" office:value-type="float" office:value="0.48515294117647" calcext:value-type="float">
            <text:p>0.485153</text:p>
          </table:table-cell>
          <table:table-cell table:style-name="ce43" office:value-type="float" office:value="288.85" calcext:value-type="float">
            <text:p>288.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35OP87</text:p>
          </table:table-cell>
          <table:table-cell table:style-name="ce40" office:value-type="float" office:value="35016.0794117646" calcext:value-type="float">
            <text:p>35016</text:p>
          </table:table-cell>
          <table:table-cell table:style-name="ce40" office:value-type="float" office:value="94411.7647058823" calcext:value-type="float">
            <text:p>94412</text:p>
          </table:table-cell>
          <table:table-cell table:style-name="ce41" office:value-type="float" office:value="0.466070588235294" calcext:value-type="float">
            <text:p>0.466071</text:p>
          </table:table-cell>
          <table:table-cell table:style-name="ce43" office:value-type="float" office:value="288.65" calcext:value-type="float">
            <text:p>288.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0OP80</text:p>
          </table:table-cell>
          <table:table-cell table:style-name="ce40" office:value-type="float" office:value="40033.2914705882" calcext:value-type="float">
            <text:p>40033</text:p>
          </table:table-cell>
          <table:table-cell table:style-name="ce40" office:value-type="float" office:value="89395.294117647" calcext:value-type="float">
            <text:p>89395</text:p>
          </table:table-cell>
          <table:table-cell table:style-name="ce41" office:value-type="float" office:value="0.679849019607843" calcext:value-type="float">
            <text:p>0.679849</text:p>
          </table:table-cell>
          <table:table-cell table:style-name="ce43" office:value-type="float" office:value="293.16568627451" calcext:value-type="float">
            <text:p>293.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0OP81</text:p>
          </table:table-cell>
          <table:table-cell table:style-name="ce40" office:value-type="float" office:value="40032.5988235293" calcext:value-type="float">
            <text:p>40033</text:p>
          </table:table-cell>
          <table:table-cell table:style-name="ce40" office:value-type="float" office:value="89481.9607843137" calcext:value-type="float">
            <text:p>89482</text:p>
          </table:table-cell>
          <table:table-cell table:style-name="ce41" office:value-type="float" office:value="0.676613725490196" calcext:value-type="float">
            <text:p>0.676614</text:p>
          </table:table-cell>
          <table:table-cell table:style-name="ce43" office:value-type="float" office:value="294.108823529412" calcext:value-type="float">
            <text:p>294.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0OP82</text:p>
          </table:table-cell>
          <table:table-cell table:style-name="ce40" office:value-type="float" office:value="40032.4602941175" calcext:value-type="float">
            <text:p>40032</text:p>
          </table:table-cell>
          <table:table-cell table:style-name="ce40" office:value-type="float" office:value="91342.7450980392" calcext:value-type="float">
            <text:p>91343</text:p>
          </table:table-cell>
          <table:table-cell table:style-name="ce41" office:value-type="float" office:value="0.607950980392156" calcext:value-type="float">
            <text:p>0.607951</text:p>
          </table:table-cell>
          <table:table-cell table:style-name="ce43" office:value-type="float" office:value="289.516666666667" calcext:value-type="float">
            <text:p>289.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0OP83</text:p>
          </table:table-cell>
          <table:table-cell table:style-name="ce40" office:value-type="float" office:value="40032.6911764705" calcext:value-type="float">
            <text:p>40033</text:p>
          </table:table-cell>
          <table:table-cell table:style-name="ce40" office:value-type="float" office:value="89984.5098039215" calcext:value-type="float">
            <text:p>89985</text:p>
          </table:table-cell>
          <table:table-cell table:style-name="ce41" office:value-type="float" office:value="0.659866666666666" calcext:value-type="float">
            <text:p>0.659867</text:p>
          </table:table-cell>
          <table:table-cell table:style-name="ce43" office:value-type="float" office:value="293.751960784314" calcext:value-type="float">
            <text:p>293.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0OP84</text:p>
          </table:table-cell>
          <table:table-cell table:style-name="ce40" office:value-type="float" office:value="40033.5685294117" calcext:value-type="float">
            <text:p>40034</text:p>
          </table:table-cell>
          <table:table-cell table:style-name="ce40" office:value-type="float" office:value="91875.4901960784" calcext:value-type="float">
            <text:p>91875</text:p>
          </table:table-cell>
          <table:table-cell table:style-name="ce41" office:value-type="float" office:value="0.587335294117647" calcext:value-type="float">
            <text:p>0.587335</text:p>
          </table:table-cell>
          <table:table-cell table:style-name="ce43" office:value-type="float" office:value="289.55" calcext:value-type="float">
            <text:p>289.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0OP85</text:p>
          </table:table-cell>
          <table:table-cell table:style-name="ce40" office:value-type="float" office:value="40033.0605882352" calcext:value-type="float">
            <text:p>40033</text:p>
          </table:table-cell>
          <table:table-cell table:style-name="ce40" office:value-type="float" office:value="90527.0588235293" calcext:value-type="float">
            <text:p>90527</text:p>
          </table:table-cell>
          <table:table-cell table:style-name="ce41" office:value-type="float" office:value="0.640156862745098" calcext:value-type="float">
            <text:p>0.640157</text:p>
          </table:table-cell>
          <table:table-cell table:style-name="ce43" office:value-type="float" office:value="294.204901960784" calcext:value-type="float">
            <text:p>294.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0OP86</text:p>
          </table:table-cell>
          <table:table-cell table:style-name="ce40" office:value-type="float" office:value="40032.6449999998" calcext:value-type="float">
            <text:p>40033</text:p>
          </table:table-cell>
          <table:table-cell table:style-name="ce40" office:value-type="float" office:value="92276.2745098039" calcext:value-type="float">
            <text:p>92276</text:p>
          </table:table-cell>
          <table:table-cell table:style-name="ce41" office:value-type="float" office:value="0.56898431372549" calcext:value-type="float">
            <text:p>0.568984</text:p>
          </table:table-cell>
          <table:table-cell table:style-name="ce43" office:value-type="float" office:value="289.453921568627" calcext:value-type="float">
            <text:p>289.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0OP87</text:p>
          </table:table-cell>
          <table:table-cell table:style-name="ce40" office:value-type="float" office:value="40032.9220588235" calcext:value-type="float">
            <text:p>40033</text:p>
          </table:table-cell>
          <table:table-cell table:style-name="ce40" office:value-type="float" office:value="90947.8431372549" calcext:value-type="float">
            <text:p>90948</text:p>
          </table:table-cell>
          <table:table-cell table:style-name="ce41" office:value-type="float" office:value="0.62478431372549" calcext:value-type="float">
            <text:p>0.624784</text:p>
          </table:table-cell>
          <table:table-cell table:style-name="ce43" office:value-type="float" office:value="293.459803921569" calcext:value-type="float">
            <text:p>293.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0OP88</text:p>
          </table:table-cell>
          <table:table-cell table:style-name="ce40" office:value-type="float" office:value="40032.5526470588" calcext:value-type="float">
            <text:p>40033</text:p>
          </table:table-cell>
          <table:table-cell table:style-name="ce40" office:value-type="float" office:value="92768.8235294117" calcext:value-type="float">
            <text:p>92769</text:p>
          </table:table-cell>
          <table:table-cell table:style-name="ce41" office:value-type="float" office:value="0.549713725490196" calcext:value-type="float">
            <text:p>0.549714</text:p>
          </table:table-cell>
          <table:table-cell table:style-name="ce43" office:value-type="float" office:value="289.75" calcext:value-type="float">
            <text:p>289.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5OP80</text:p>
          </table:table-cell>
          <table:table-cell table:style-name="ce40" office:value-type="float" office:value="45092.9397058823" calcext:value-type="float">
            <text:p>45093</text:p>
          </table:table-cell>
          <table:table-cell table:style-name="ce40" office:value-type="float" office:value="88388.6274509803" calcext:value-type="float">
            <text:p>88389</text:p>
          </table:table-cell>
          <table:table-cell table:style-name="ce41" office:value-type="float" office:value="0.710943137254901" calcext:value-type="float">
            <text:p>0.710943</text:p>
          </table:table-cell>
          <table:table-cell table:style-name="ce43" office:value-type="float" office:value="289.499019607843" calcext:value-type="float">
            <text:p>289.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5OP81</text:p>
          </table:table-cell>
          <table:table-cell table:style-name="ce40" office:value-type="float" office:value="45092.2932352939" calcext:value-type="float">
            <text:p>45092</text:p>
          </table:table-cell>
          <table:table-cell table:style-name="ce40" office:value-type="float" office:value="88744.1176470588" calcext:value-type="float">
            <text:p>88744</text:p>
          </table:table-cell>
          <table:table-cell table:style-name="ce41" office:value-type="float" office:value="0.698927450980392" calcext:value-type="float">
            <text:p>0.698927</text:p>
          </table:table-cell>
          <table:table-cell table:style-name="ce43" office:value-type="float" office:value="290.45" calcext:value-type="float">
            <text:p>290.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5OP82</text:p>
          </table:table-cell>
          <table:table-cell table:style-name="ce40" office:value-type="float" office:value="45092.3394117646" calcext:value-type="float">
            <text:p>45092</text:p>
          </table:table-cell>
          <table:table-cell table:style-name="ce40" office:value-type="float" office:value="89283.3333333333" calcext:value-type="float">
            <text:p>89283</text:p>
          </table:table-cell>
          <table:table-cell table:style-name="ce41" office:value-type="float" office:value="0.680139215686274" calcext:value-type="float">
            <text:p>0.680139</text:p>
          </table:table-cell>
          <table:table-cell table:style-name="ce43" office:value-type="float" office:value="290.089215686274" calcext:value-type="float">
            <text:p>290.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5OP83</text:p>
          </table:table-cell>
          <table:table-cell table:style-name="ce40" office:value-type="float" office:value="45092.2932352939" calcext:value-type="float">
            <text:p>45092</text:p>
          </table:table-cell>
          <table:table-cell table:style-name="ce40" office:value-type="float" office:value="89879.4117647058" calcext:value-type="float">
            <text:p>89879</text:p>
          </table:table-cell>
          <table:table-cell table:style-name="ce41" office:value-type="float" office:value="0.664978431372548" calcext:value-type="float">
            <text:p>0.664978</text:p>
          </table:table-cell>
          <table:table-cell table:style-name="ce43" office:value-type="float" office:value="289.88137254902" calcext:value-type="float">
            <text:p>289.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5OP84</text:p>
          </table:table-cell>
          <table:table-cell table:style-name="ce40" office:value-type="float" office:value="45092.8935294116" calcext:value-type="float">
            <text:p>45093</text:p>
          </table:table-cell>
          <table:table-cell table:style-name="ce40" office:value-type="float" office:value="90385.6862745098" calcext:value-type="float">
            <text:p>90386</text:p>
          </table:table-cell>
          <table:table-cell table:style-name="ce41" office:value-type="float" office:value="0.64572156862745" calcext:value-type="float">
            <text:p>0.645722</text:p>
          </table:table-cell>
          <table:table-cell table:style-name="ce43" office:value-type="float" office:value="290.15" calcext:value-type="float">
            <text:p>290.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5OP85</text:p>
          </table:table-cell>
          <table:table-cell table:style-name="ce40" office:value-type="float" office:value="45092.7549999998" calcext:value-type="float">
            <text:p>45093</text:p>
          </table:table-cell>
          <table:table-cell table:style-name="ce40" office:value-type="float" office:value="90908.2352941176" calcext:value-type="float">
            <text:p>90908</text:p>
          </table:table-cell>
          <table:table-cell table:style-name="ce41" office:value-type="float" office:value="0.625145098039215" calcext:value-type="float">
            <text:p>0.625145</text:p>
          </table:table-cell>
          <table:table-cell table:style-name="ce43" office:value-type="float" office:value="289.928431372549" calcext:value-type="float">
            <text:p>289.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style-name="Default" office:value-type="string" calcext:value-type="string">
            <text:p>SL50OP80</text:p>
          </table:table-cell>
          <table:table-cell table:style-name="ce40" office:value-type="float" office:value="50038.9938235293" calcext:value-type="float">
            <text:p>50039</text:p>
          </table:table-cell>
          <table:table-cell table:style-name="ce40" office:value-type="float" office:value="86290.3921568627" calcext:value-type="float">
            <text:p>86290</text:p>
          </table:table-cell>
          <table:table-cell table:style-name="ce41" office:value-type="float" office:value="0.772894117647058" calcext:value-type="float">
            <text:p>0.772894</text:p>
          </table:table-cell>
          <table:table-cell table:style-name="ce43" office:value-type="float" office:value="290.012745098039" calcext:value-type="float">
            <text:p>290.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style-name="Default" office:value-type="string" calcext:value-type="string">
            <text:p>SL50OP81</text:p>
          </table:table-cell>
          <table:table-cell table:style-name="ce40" office:value-type="float" office:value="50039.1785294117" calcext:value-type="float">
            <text:p>50039</text:p>
          </table:table-cell>
          <table:table-cell table:style-name="ce40" office:value-type="float" office:value="86551.5686274509" calcext:value-type="float">
            <text:p>86552</text:p>
          </table:table-cell>
          <table:table-cell table:style-name="ce41" office:value-type="float" office:value="0.766127450980392" calcext:value-type="float">
            <text:p>0.766127</text:p>
          </table:table-cell>
          <table:table-cell table:style-name="ce43" office:value-type="float" office:value="290.35" calcext:value-type="float">
            <text:p>290.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style-name="Default" office:value-type="string" calcext:value-type="string">
            <text:p>SL50OP82</text:p>
          </table:table-cell>
          <table:table-cell table:style-name="ce40" office:value-type="float" office:value="50039.0861764705" calcext:value-type="float">
            <text:p>50039</text:p>
          </table:table-cell>
          <table:table-cell table:style-name="ce40" office:value-type="float" office:value="87160.5882352941" calcext:value-type="float">
            <text:p>87161</text:p>
          </table:table-cell>
          <table:table-cell table:style-name="ce41" office:value-type="float" office:value="0.750035294117646" calcext:value-type="float">
            <text:p>0.750035</text:p>
          </table:table-cell>
          <table:table-cell table:style-name="ce43" office:value-type="float" office:value="290.479411764706" calcext:value-type="float">
            <text:p>290.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style-name="Default" office:value-type="string" calcext:value-type="string">
            <text:p>SL50OP83</text:p>
          </table:table-cell>
          <table:table-cell table:style-name="ce40" office:value-type="float" office:value="50040.3329411764" calcext:value-type="float">
            <text:p>50040</text:p>
          </table:table-cell>
          <table:table-cell table:style-name="ce40" office:value-type="float" office:value="87769.0196078431" calcext:value-type="float">
            <text:p>87769</text:p>
          </table:table-cell>
          <table:table-cell table:style-name="ce41" office:value-type="float" office:value="0.731186274509803" calcext:value-type="float">
            <text:p>0.731186</text:p>
          </table:table-cell>
          <table:table-cell table:style-name="ce43" office:value-type="float" office:value="291.130392156863" calcext:value-type="float">
            <text:p>291.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style-name="Default" office:value-type="string" calcext:value-type="string">
            <text:p>SL50OP84</text:p>
          </table:table-cell>
          <table:table-cell table:style-name="ce40" office:value-type="float" office:value="50039.6864705882" calcext:value-type="float">
            <text:p>50040</text:p>
          </table:table-cell>
          <table:table-cell table:style-name="ce40" office:value-type="float" office:value="88320.1960784313" calcext:value-type="float">
            <text:p>88320</text:p>
          </table:table-cell>
          <table:table-cell table:style-name="ce41" office:value-type="float" office:value="0.714874509803921" calcext:value-type="float">
            <text:p>0.714875</text:p>
          </table:table-cell>
          <table:table-cell table:style-name="ce43" office:value-type="float" office:value="291.155882352941" calcext:value-type="float">
            <text:p>291.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style-name="Default" office:value-type="string" calcext:value-type="string">
            <text:p>SL50OP85</text:p>
          </table:table-cell>
          <table:table-cell table:style-name="ce40" office:value-type="float" office:value="50040.0558823529" calcext:value-type="float">
            <text:p>50040</text:p>
          </table:table-cell>
          <table:table-cell table:style-name="ce40" office:value-type="float" office:value="88790.5882352941" calcext:value-type="float">
            <text:p>88791</text:p>
          </table:table-cell>
          <table:table-cell table:style-name="ce41" office:value-type="float" office:value="0.696396078431372" calcext:value-type="float">
            <text:p>0.696396</text:p>
          </table:table-cell>
          <table:table-cell table:style-name="ce43" office:value-type="float" office:value="290.75" calcext:value-type="float">
            <text:p>290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style-name="Default" office:value-type="string" calcext:value-type="string">
            <text:p>SL60OP80</text:p>
          </table:table-cell>
          <table:table-cell table:style-name="ce40" office:value-type="float" office:value="60051.2070588234" calcext:value-type="float">
            <text:p>60051</text:p>
          </table:table-cell>
          <table:table-cell table:style-name="ce40" office:value-type="float" office:value="57818.8235294117" calcext:value-type="float">
            <text:p>57819</text:p>
          </table:table-cell>
          <table:table-cell table:style-name="ce41" office:value-type="float" office:value="0.557364705882352" calcext:value-type="float">
            <text:p>0.557365</text:p>
          </table:table-cell>
          <table:table-cell table:style-name="ce43" office:value-type="float" office:value="291.032352941176" calcext:value-type="float">
            <text:p>291.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style-name="Default" office:value-type="string" calcext:value-type="string">
            <text:p>SL60OP81</text:p>
          </table:table-cell>
          <table:table-cell table:style-name="ce40" office:value-type="float" office:value="60051.5302941176" calcext:value-type="float">
            <text:p>60052</text:p>
          </table:table-cell>
          <table:table-cell table:style-name="ce40" office:value-type="float" office:value="57926.2745098039" calcext:value-type="float">
            <text:p>57926</text:p>
          </table:table-cell>
          <table:table-cell table:style-name="ce41" office:value-type="float" office:value="0.53966862745098" calcext:value-type="float">
            <text:p>0.539669</text:p>
          </table:table-cell>
          <table:table-cell table:style-name="ce43" office:value-type="float" office:value="291.05" calcext:value-type="float">
            <text:p>291.0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1048533">
          <table:table-cell table:number-columns-repeated="8"/>
        </table:table-row>
        <table:table-row table:style-name="ro1">
          <table:table-cell table:style-name="ce39" table:number-columns-repeated="3"/>
          <table:table-cell table:number-columns-repeated="5"/>
        </table:table-row>
      </table:table>
      <table:table table:name="Templates" table:style-name="ta1">
        <office:forms form:automatic-focus="false" form:apply-design-mode="false"/>
        <table:table-column table:style-name="co7" table:default-cell-style-name="ce45"/>
        <table:table-column table:style-name="co8" table:default-cell-style-name="Default"/>
        <table:table-row table:style-name="ro1">
          <table:table-cell office:value-type="string" calcext:value-type="string">
            <text:p>CCL Expression Line</text:p>
          </table:table-cell>
          <table:table-cell office:value-type="string" calcext:value-type="string">
            <text:p><text:span text:style-name="T4">      </text:span>&lt;&lt;EXPRESSIONNAME&gt;&gt; = &lt;&lt;EXPRESSIONVALUE&gt;&gt; &lt;&lt;EXPRESSIONUNIT&gt;&gt;</text:p>
          </table:table-cell>
        </table:table-row>
        <table:table-row table:style-name="ro2">
          <table:table-cell office:value-type="string" calcext:value-type="string">
            <text:p>CCL RAW</text:p>
          </table:table-cell>
          <table:table-cell office:value-type="string" calcext:value-type="string">
            <text:p>LIBRARY:</text:p>
            <text:p>  CEL:</text:p>
            <text:p>    EXPRESSIONS:</text:p>
            <text:p>&lt;&lt;EXPRESSIONLINES&gt;&gt;</text:p>
            <text:p>    END</text:p>
            <text:p>  END</text:p>
            <text:p>END</text:p>
            <text:p>FLOW: Flow Analysis 1</text:p>
            <text:p>  SOLVER CONTROL:</text:p>
            <text:p>    Turbulence Numerics = High Resolution</text:p>
            <text:p>    ADVECTION SCHEME:</text:p>
            <text:p>      Option = High Resolution</text:p>
            <text:p>    END</text:p>
            <text:p>    CONVERGENCE CONTROL:</text:p>
            <text:p>      Maximum Number of Iterations = &lt;&lt;MAXITER&gt;&gt;</text:p>
            <text:p>      Minimum Number of Iterations = &lt;&lt;MINITER&gt;&gt;</text:p>
            <text:p>      Physical Timescale = timescale</text:p>
            <text:p>      Timescale Control = Physical Timescale</text:p>
            <text:p>    END</text:p>
            <text:p>    CONVERGENCE CRITERIA:</text:p>
            <text:p>      Conservation Target = 0.01</text:p>
            <text:p>      Residual Target = 0.00001</text:p>
            <text:p>      Residual Type = MAX</text:p>
            <text:p>    END</text:p>
            <text:p>    DYNAMIC MODEL CONTROL:</text:p>
            <text:p>      Global Dynamic Model Control = On</text:p>
            <text:p>    END</text:p>
            <text:p>  END</text:p>
            <text:p>END</text:p>
            <text:p>COMMAND FILE:</text:p>
            <text:p>  Version = 18.0</text:p>
            <text:p>END</text:p>
            <text:p/>
          </table:table-cell>
        </table:table-row>
        <table:table-row table:style-name="ro3">
          <table:table-cell office:value-type="string" calcext:value-type="string">
            <text:p>SubDependendRAW</text:p>
          </table:table-cell>
          <table:table-cell office:value-type="string" calcext:value-type="string">
            <text:p>qsubANS=$(qsub BASHNAME -W depend=afterok:$ID)</text:p>
            <text:p>echo $qsubANS</text:p>
            <text:p>ID=${qsubANS%??????????????}</text:p>
            <text:p/>
          </table:table-cell>
        </table:table-row>
        <table:table-row table:style-name="ro3">
          <table:table-cell office:value-type="string" calcext:value-type="string">
            <text:p>SubIndependendRAW</text:p>
          </table:table-cell>
          <table:table-cell office:value-type="string" calcext:value-type="string">
            <text:p>qsubANS=$(qsub BASHNAME)</text:p>
            <text:p>echo $qsubANS</text:p>
            <text:p>ID=${qsubANS%??????????????}</text:p>
            <text:p/>
          </table:table-cell>
        </table:table-row>
        <table:table-row table:style-name="ro4">
          <table:table-cell office:value-type="string" calcext:value-type="string">
            <text:p>SubmissionRAW</text:p>
          </table:table-cell>
          <table:table-cell office:value-type="string" calcext:value-type="string">
            <text:p>#PBS -S /bin/ksh</text:p>
            <text:p>#PBS -N SIMNAME</text:p>
            <text:p>#PBS -j oe</text:p>
            <text:p>#PBS -l nodes=NODES:ppn=PPN</text:p>
            <text:p>#PBS -l walltime=WALL,mem=MEMgb</text:p>
            <text:p>#PBS -M MAIL</text:p>
            <text:p>#PBS -m ae</text:p>
            <text:p>#PBS -W x=PARTITION:PARTITIONS</text:p>
            <text:p>. $MODULESHOME/init/ksh</text:p>
            <text:p>module load ANSYSMODULE</text:p>
            <text:p>cd $PBS_O_WORKDIR </text:p>
            <text:p>HOST=$(paste -s -d ',' ${PBS_NODEFILE})</text:p>
            <text:p>echo $HOST</text:p>
            <text:p>export ANSWAIT=1</text:p>
            <text:p><text:span text:style-name="T4">cp ORIGFILE DEFNAME</text:span></text:p>
            <text:p>CFXSTARTLINE</text:p>
            <text:p>rm DEFNAME</text:p>
          </table:table-cell>
        </table:table-row>
        <table:table-row table:style-name="ro1">
          <table:table-cell office:value-type="string" calcext:value-type="string">
            <text:p>SubmissionCFX_Start</text:p>
          </table:table-cell>
          <table:table-cell office:value-type="string" calcext:value-type="string">
            <text:p><text:span text:style-name="T4">cfx5solve -def DEFNAME -ccl CCLNAME -par-dist $HOST</text:span> -size-par 1.2 -double -start-method 'HP MPI Distributed Parallel'</text:p>
          </table:table-cell>
        </table:table-row>
        <table:table-row table:style-name="ro1">
          <table:table-cell office:value-type="string" calcext:value-type="string">
            <text:p>SubmissionCFX_Initial</text:p>
          </table:table-cell>
          <table:table-cell office:value-type="string" calcext:value-type="string">
            <text:p>-continue-from-file RES_NAME</text:p>
          </table:table-cell>
        </table:table-row>
        <table:table-row table:style-name="ro1">
          <table:table-cell table:style-name="Default"/>
          <table:table-cell/>
        </table:table-row>
        <table:table-row table:style-name="ro1" table:number-rows-repeated="104856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eadme" table:style-name="ta1">
        <office:forms form:automatic-focus="false" form:apply-design-mode="false"/>
        <table:table-column table:style-name="co3" table:number-columns-repeated="13" table:default-cell-style-name="Default"/>
        <table:table-row table:style-name="ro1">
          <table:table-cell table:style-name="ce46" office:value-type="string" calcext:value-type="string" table:number-columns-spanned="13" table:number-rows-spanned="33">
            <text:p><text:span text:style-name="T7">Das Script erleichtert das Aufbauen einer Parameterstudie mit ANSYS CFX-Simulationen. In der Tabelle BoundaryConditions können Randbedingungen und Parameter gesetzt werden. Die Rechnungen können aufbauend  aufeinander oder parallel gestartet werden. Eine Simulationskette aus aufbauenden Rechnungen stoppt, wenn eine Rechnung abbricht.</text:span></text:p>
            <text:p/>
            <text:p><text:span text:style-name="T7">Das Programm erstellt für jede Simulation eine *CCL, mit der die in der *DEF gespeicherten Parameter (Expressions) überschrieben werden können. Die Namen der Simulationen ergeben sich aus dem Rechnungsdatum, dem Namen der Simulationskette und dem Namen des Betriebspunktes.</text:span></text:p>
            <text:p/>
            <text:p><text:span text:style-name="T7">Geschrieben in LibreOffice Version: 5.3.7.2 (x64) in Windows. Es werden BASIC- sowie Python-Macros verwendet. Der Python-Code kann durch das Entpacken (zip) des Tabellendokuments eingesehen werden.</text:span></text:p>
            <text:p/>
            <text:p><text:span text:style-name="T7">Unfertige Funktionen:</text:span></text:p>
            <text:p><text:span text:style-name="T7">Eingabeüberprüfung ist derzeit nicht vollständig</text:span></text:p>
            <text:p>SolverControl als CCL noch nicht vollständig implementiert. Die Namen müssen zueinander passen, sonst funktioniert das Script nicht. Der gesamte SolverControl-Teil muss nochmals überarbeitet werden.</text:p>
          </table:table-cell>
          <table:covered-table-cell table:number-columns-repeated="12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/>
          <table:covered-table-cell office:value-type="string" calcext:value-type="string">
            <text:p>#PBS -S /bin/ksh</text:p>
            <text:p>#PBS -N SIMNAME</text:p>
            <text:p>#PBS -j oe</text:p>
            <text:p>#PBS -l nodes=NODES:ppn=PPN</text:p>
            <text:p>#PBS -l walltime=WALL,mem=MEMgb</text:p>
            <text:p>#PBS -M MAIL</text:p>
            <text:p>#PBS -m ae</text:p>
            <text:p>#PBS -W x=PARTITION:PARTITIONS</text:p>
            <text:p>. $MODULESHOME/init/ksh</text:p>
            <text:p>module load ANSYSMODULE</text:p>
            <text:p>cd $PBS_O_WORKDIR </text:p>
            <text:p>cp ORIGFILE DEFNAME</text:p>
            <text:p>while read line; do</text:p>
            <text:p>    HOSTLIST+="$line",</text:p>
            <text:p>done &lt; $PBS_NODEFILE</text:p>
            <text:p>HOSTLIST="${HOSTLIST%?}"</text:p>
            <text:p>export ANSWAIT=1</text:p>
            <text:p>CFXSTARTLINE</text:p>
            <text:p>rm DEFNAME</text:p>
          </table:covered-table-cell>
          <table:covered-table-cell table:number-columns-repeated="11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12" loext:min-decimal-places="12"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6" loext:min-decimal-places="16" number:min-integer-digits="1"/>
    </number:number-style>
    <number:number-style style:name="N125">
      <number:number number:decimal-places="17" loext:min-decimal-places="17" number:min-integer-digits="1"/>
    </number:number-style>
    <number:number-style style:name="N126">
      <number:number number:decimal-places="18" loext:min-decimal-places="18" number:min-integer-digits="1"/>
    </number:number-style>
    <number:number-style style:name="N127">
      <number:number number:decimal-places="19" loext:min-decimal-places="19" number:min-integer-digits="1"/>
    </number:number-style>
    <number:number-style style:name="N128">
      <number:number number:decimal-places="20" loext:min-decimal-places="2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en" number:country="GB">
      <number:number number:decimal-places="0" loext:min-decimal-places="0" number:min-integer-digits="1" number:grouping="true"/>
    </number:number-style>
    <number:number-style style:name="N2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20117P0"/>
    </number:number-style>
    <number:number-style style:name="N20118P0" style:volatile="true" number:language="en" number:country="GB">
      <number:number number:decimal-places="0" loext:min-decimal-places="0" number:min-integer-digits="1" number:grouping="true"/>
    </number:number-style>
    <number:number-style style:name="N2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en" number:country="GB">
      <number:number number:decimal-places="2" loext:min-decimal-places="2" number:min-integer-digits="1" number:grouping="true"/>
    </number:number-style>
    <number:number-style style:name="N2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20119P0"/>
    </number:number-style>
    <number:number-style style:name="N20120P0" style:volatile="true" number:language="en" number:country="GB">
      <number:number number:decimal-places="2" loext:min-decimal-places="2" number:min-integer-digits="1" number:grouping="true"/>
    </number:number-style>
    <number:number-style style:name="N2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4P2" style:volatile="true" number:language="en" number:country="GB">
      <loext:text> </loext:text>
      <loext:fill-character> </loext:fill-character>
      <number:text>- </number:text>
    </number:number-style>
    <number:text-style style:name="N20124" number:language="en" number:country="GB">
      <number:text> </number:text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8P2" style:volatile="true" number:language="en" number:country="GB">
      <loext:text> £</loext:text>
      <loext:fill-character> </loext:fill-character>
      <number:text>- </number:text>
    </number:number-style>
    <number:text-style style:name="N20128" number:language="en" number:country="GB">
      <number:text> </number:text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2" number:language="en" number:country="GB">
      <number:text> </number:text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6" number:language="en" number:country="GB">
      <number:text> </number:text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 style:data-style-name="N2" text:time-value="15:28:53.01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23:03:58.668000000</meta:creation-date>
    <dc:date>2019-09-18T15:29:02.452000000</dc:date>
    <meta:editing-duration>P5DT2H14M37S</meta:editing-duration>
    <meta:editing-cycles>115</meta:editing-cycles>
    <meta:generator>LibreOffice/6.0.7.3$Windows_X86_64 LibreOffice_project/dc89aa7a9eabfd848af146d5086077aeed2ae4a5</meta:generator>
    <meta:document-statistic meta:table-count="4" meta:cell-count="366" meta:object-count="4"/>
    <meta:user-defined meta:name="qrichtext">1</meta:user-defined>
  </office:meta>
</office:document-meta>
</file>

<file path=Basic/Standard/changewd.xml><?xml version="1.0" encoding="utf-8"?>
<!DOCTYPE module  PUBLIC '-//OpenOffice.org//DTD OfficeDocument 1.0//EN'  'module.dtd'>
<script:module xmlns:script="http://openoffice.org/2000/script" script:name="changewd" script:language="StarBasic" script:moduleType="normal">REM  *****  BASIC  *****

Function selectFolder(strTitle as String, strInitPath as String) as String
REM Opens the FolderPicker dialog and returns the URL of the selected Folder.
    Dim oFolderPicker   : oFolderPicker = CreateUnoService( "com.sun.star.ui.dialogs.FolderPicker" )
    oFolderPicker.setTitle( strTitle )
    oFolderPicker.setDisplayDirectory( strInitPath )
    If oFolderPicker.execute() = 1 Then selectFolder = oFolderPicker.getDirectory()
End Function


Sub  Main

Dim Doc As Object
Dim Sheet As Object
Dim Cell As Object   
 
Doc = ThisComponent
Sheet = Doc.Sheets(0)
 
strPath = ConvertFromURL( selectFolder( "Working Directory", "" ) )

Cell = Sheet.getCellRangeByName("B3")
Cell.String = strPath

End Sub
</script:module>
</file>

<file path=Basic/Standard/pickfile.xml><?xml version="1.0" encoding="utf-8"?>
<!DOCTYPE module  PUBLIC '-//OpenOffice.org//DTD OfficeDocument 1.0//EN'  'module.dtd'>
<script:module xmlns:script="http://openoffice.org/2000/script" script:name="pickfile" script:language="StarBasic" script:moduleType="normal">REM  *****  BASIC  *****

Sub PickFile

Dim Doc As Object
Dim Sheet As Object
Dim Cell As Object 

Doc = ThisComponent
Sheet = Doc.Sheets(0)

Dim FilePicker As Object
Dim FilePath() As String
FilePicker=createUnoService("com.sun.star.ui.dialogs.FilePicker")
FilePicker.execute
FilePath()=FilePicker.GetFiles

Cell = Sheet.getCellRangeByName("B2")
Cell.String = replace(FilePath(0),"file:///","")

Cell = Sheet.getCellRangeByName("B3")
Cell.String = replace(FilePicker.DisplayDirectory,"file:///","")


End Sub

</script:module>
</file>

<file path=Basic/Standard/pickpath.xml><?xml version="1.0" encoding="utf-8"?>
<!DOCTYPE module  PUBLIC '-//OpenOffice.org//DTD OfficeDocument 1.0//EN'  'module.dtd'>
<script:module xmlns:script="http://openoffice.org/2000/script" script:name="pickpath" script:language="StarBasic" script:moduleType="normal">REM  *****  BASIC  *****
rem Veraltete Funktion aus V2_4. CFX muss nicht mehr gestartet werden

Function selectFolder(strTitle as String, strInitPath as String) as String
REM Opens the FolderPicker dialog and returns the URL of the selected Folder.
    Dim oFolderPicker   : oFolderPicker = CreateUnoService( "com.sun.star.ui.dialogs.FolderPicker" )
    oFolderPicker.setTitle( strTitle )
    oFolderPicker.setDisplayDirectory( strInitPath )
    If oFolderPicker.execute() = 1 Then selectFolder = oFolderPicker.getDirectory()
End Function


Sub  Main

Dim Doc As Object
Dim Sheet As Object
Dim Cell As Object   
 
Doc = ThisComponent
Sheet = Doc.Sheets(0)
 
strPath = ConvertFromURL( selectFolder( "DEF Path", "" ) )

Cell = Sheet.getCellRangeByName("B1")
Cell.String = strPath

End Sub



Sub Start

Dim Doc As Object
Dim Sheet As Object
Dim Cell As Object   
 
Doc = ThisComponent
Sheet = Doc.Sheets(0)

Cell = Sheet.getCellRangeByName("B27")
Cell.String = "choose@yourmail.com"

Cell = Sheet.getCellRangeByName("B2")
Cell.String = ""

Cell = Sheet.getCellRangeByName("B3")
Cell.String = ""

Cell = Sheet.getCellRangeByName("A33")
Cell.String = "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ickpath"/>
  <library:element library:name="pickfile"/>
  <library:element library:name="changewd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